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2a569" officeooo:paragraph-rsid="0012a569"/>
    </style:style>
    <style:style style:name="P2" style:family="paragraph" style:parent-style-name="Standard">
      <style:text-properties officeooo:rsid="00138e2d" officeooo:paragraph-rsid="00138e2d"/>
    </style:style>
    <style:style style:name="P3" style:family="paragraph" style:parent-style-name="Standard">
      <style:text-properties officeooo:rsid="00153e15" officeooo:paragraph-rsid="00153e15"/>
    </style:style>
    <style:style style:name="P4" style:family="paragraph" style:parent-style-name="Standard">
      <style:text-properties officeooo:rsid="0016fc32" officeooo:paragraph-rsid="0016fc32"/>
    </style:style>
    <style:style style:name="P5" style:family="paragraph" style:parent-style-name="Standard">
      <style:text-properties fo:font-size="20pt" officeooo:rsid="0012a569" officeooo:paragraph-rsid="0012a569" style:font-size-asian="20pt" style:font-size-complex="20pt"/>
    </style:style>
    <style:style style:name="P6" style:family="paragraph" style:parent-style-name="Standard">
      <style:text-properties officeooo:rsid="0017dea1" officeooo:paragraph-rsid="0017dea1"/>
    </style:style>
    <style:style style:name="P7" style:family="paragraph" style:parent-style-name="Standard">
      <style:text-properties officeooo:rsid="0019b3c7" officeooo:paragraph-rsid="0019b3c7"/>
    </style:style>
    <style:style style:name="T1" style:family="text">
      <style:text-properties officeooo:rsid="001b52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nux commands</text:p>
      <text:p text:style-name="P1"/>
      <text:p text:style-name="P1">cp <text:s/>src dest – copy source destination → copies a file from the source to the destination</text:p>
      <text:p text:style-name="P1"/>
      <text:p text:style-name="P1">mv ---//--- moves</text:p>
      <text:p text:style-name="P1"/>
      <text:p text:style-name="P1">mkdir dir1 dir2 → will create 2 folders</text:p>
      <text:p text:style-name="P1">touch → creates empty files</text:p>
      <text:p text:style-name="P1">we need to copy file1.c to programs</text:p>
      <text:p text:style-name="P2">now we need to move file2.c to programs</text:p>
      <text:p text:style-name="P3">al<text:span text:style-name="T1">ias</text:span> – dont forget</text:p>
      <text:p text:style-name="P3"/>
      <text:p text:style-name="P3">Wildcards:</text:p>
      <text:p text:style-name="P3">* → x random symbols</text:p>
      <text:p text:style-name="P3">? → 1 symbol</text:p>
      <text:p text:style-name="P3">[ ] → </text:p>
      <text:p text:style-name="P3">the bash terminal is case sensitive</text:p>
      <text:p text:style-name="P4">file{1..9}.c generates 9 files</text:p>
      <text:p text:style-name="P4">[[:upper:]] / [[:lower:]] / [[:digit:]] → range</text:p>
      <text:p text:style-name="P6">difference between ' and “ in shell → </text:p>
      <text:p text:style-name="P6">num=20 → echo $num → 20</text:p>
      <text:p text:style-name="P6">'dir$num' → dir$num but “dir$num” → dir20 </text:p>
      <text:p text:style-name="P6">var='pwd' ; echo $var → pwd ; but var=`pwd` ; echo $var → /home/radostin …</text:p>
      <text:p text:style-name="P7">find dir &lt;criteria&gt;</text:p>
      <text:p text:style-name="P7">find . -name file</text:p>
      <text:p text:style-name="P7">-name is case sensitive, -iname is not</text:p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ms </meta:initial-creator>
    <meta:creation-date>2022-07-15T10:05:35.278844200</meta:creation-date>
    <dc:date>2022-07-17T22:34:21.077389609</dc:date>
    <meta:editing-duration>PT1H57M50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22" meta:word-count="133" meta:character-count="690" meta:non-whitespace-character-count="574"/>
  </office:meta>
</office:document-meta>
</file>